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37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6.77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6.85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 style:data-style-name="N1">
      <style:text-properties fo:font-style="italic" style:font-style-asian="italic" style:font-style-complex="italic"/>
    </style:style>
  </office:automatic-styles>
  <office:body>
    <office:spreadsheet>
      <table:table table:name="Apor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3"/>
        <table:table-column table:style-name="co1" table:number-columns-repeated="4" table:default-cell-style-name="Default"/>
        <table:table-column table:style-name="co1" table:default-cell-style-name="ce4"/>
        <table:table-row table:style-name="ro1">
          <table:table-cell office:value-type="string">
            <text:p>Aportes al Cluster FING 2008-2011</text:p>
          </table:table-cell>
          <table:table-cell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 table:style-name="ce1" office:value-type="string">
            <text:p>Instituto</text:p>
          </table:table-cell>
          <table:table-cell table:style-name="ce1" office:value-type="string">
            <text:p>Grupo</text:p>
          </table:table-cell>
          <table:table-cell table:style-name="ce2" office:value-type="string">
            <text:p>2008-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2"/>
          <table:table-cell table:style-name="ce1" office:value-type="string">
            <text:p>Total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 office:value-type="string">
            <text:p>IMFIA</text:p>
          </table:table-cell>
          <table:table-cell office:value-type="string">
            <text:p>Mecánica de los Fluidos Computacional</text:p>
          </table:table-cell>
          <table:table-cell office:value-type="float" office:value="7995">
            <text:p>7995</text:p>
          </table:table-cell>
          <table:table-cell table:formula="of:=+(183+439*1.22+1346+1565+780*1.22+50+2*1080+782+9087)+(13371+21600+15182+5061+3400+12950+13535)/19.5+2525" office:value-type="float" office:value="23549.2312820513">
            <text:p>23549</text:p>
          </table:table-cell>
          <table:table-cell table:formula="of:=+180+67687/19.5" office:value-type="float" office:value="3651.1282051282">
            <text:p>3651</text:p>
          </table:table-cell>
          <table:table-cell table:number-columns-repeated="4"/>
          <table:table-cell table:formula="of:=+SUM([.C5:.G5])" office:value-type="float" office:value="35195.3594871795">
            <text:p>35195</text:p>
          </table:table-cell>
        </table:table-row>
        <table:table-row table:style-name="ro1">
          <table:table-cell office:value-type="string">
            <text:p>IMFIA</text:p>
          </table:table-cell>
          <table:table-cell office:value-type="string">
            <text:p>Ingenieria de Costas / Maritima y Fluvial</text:p>
          </table:table-cell>
          <table:table-cell office:value-type="float" office:value="3147">
            <text:p>3147</text:p>
          </table:table-cell>
          <table:table-cell office:value-type="float" office:value="0">
            <text:p>0</text:p>
          </table:table-cell>
          <table:table-cell office:value-type="float" office:value="4837">
            <text:p>4837</text:p>
          </table:table-cell>
          <table:table-cell table:number-columns-repeated="4"/>
          <table:table-cell table:formula="of:=+SUM([.C6:.G6])" office:value-type="float" office:value="7984">
            <text:p>7984</text:p>
          </table:table-cell>
        </table:table-row>
        <table:table-row table:style-name="ro1">
          <table:table-cell office:value-type="string">
            <text:p>IMFIA</text:p>
          </table:table-cell>
          <table:table-cell office:value-type="string">
            <text:p>Dinámica de la Atmósfera y el Océano </text:p>
          </table:table-cell>
          <table:table-cell office:value-type="float" office:value="0">
            <text:p>0</text:p>
          </table:table-cell>
          <table:table-cell table:formula="of:=+988+1700/19.5+136" office:value-type="float" office:value="1211.17948717949">
            <text:p>1211</text:p>
          </table:table-cell>
          <table:table-cell table:formula="of:=+30000/19.5" office:value-type="float" office:value="1538.46153846154">
            <text:p>1538</text:p>
          </table:table-cell>
          <table:table-cell table:number-columns-repeated="4"/>
          <table:table-cell table:formula="of:=+SUM([.C7:.G7])" office:value-type="float" office:value="2749.64102564103">
            <text:p>2750</text:p>
          </table:table-cell>
        </table:table-row>
        <table:table-row table:style-name="ro1">
          <table:table-cell office:value-type="string">
            <text:p>IMFIA</text:p>
          </table:table-cell>
          <table:table-cell office:value-type="string">
            <text:p>Eólica</text:p>
          </table:table-cell>
          <table:table-cell office:value-type="float" office:value="2398">
            <text:p>2398</text:p>
          </table:table-cell>
          <table:table-cell office:value-type="float" office:value="1861">
            <text:p>1861</text:p>
          </table:table-cell>
          <table:table-cell table:formula="of:=+5*132*1.22+4837+5*109*1.22" office:value-type="float" office:value="6307.1">
            <text:p>6307</text:p>
          </table:table-cell>
          <table:table-cell table:number-columns-repeated="4"/>
          <table:table-cell table:formula="of:=+SUM([.C8:.G8])" office:value-type="float" office:value="10566.1">
            <text:p>1056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F</text:p>
          </table:table-cell>
          <table:table-cell office:value-type="string">
            <text:p>Fisica Computacional</text:p>
          </table:table-cell>
          <table:table-cell office:value-type="float" office:value="6252">
            <text:p>6252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+SUM([.C10:.G10])" office:value-type="float" office:value="6252">
            <text:p>625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CO</text:p>
          </table:table-cell>
          <table:table-cell office:value-type="string">
            <text:p>CeCal</text:p>
          </table:table-cell>
          <table:table-cell office:value-type="float" office:value="9735">
            <text:p>9735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+SUM([.C12:.G12])" office:value-type="float" office:value="9735">
            <text:p>9735</text:p>
          </table:table-cell>
        </table:table-row>
        <table:table-row table:style-name="ro1">
          <table:table-cell office:value-type="string">
            <text:p>INCO</text:p>
          </table:table-cell>
          <table:table-cell office:value-type="string">
            <text:p>MINA (Grampin)</text:p>
          </table:table-cell>
          <table:table-cell/>
          <table:table-cell office:value-type="float" office:value="0">
            <text:p>0</text:p>
          </table:table-cell>
          <table:table-cell table:formula="of:=+120000/19.5" office:value-type="float" office:value="6153.84615384615">
            <text:p>6154</text:p>
          </table:table-cell>
          <table:table-cell table:number-columns-repeated="4"/>
          <table:table-cell table:formula="of:=+SUM([.C13:.G13])" office:value-type="float" office:value="6153.84615384615">
            <text:p>6154</text:p>
          </table:table-cell>
        </table:table-row>
        <table:table-row table:style-name="ro1">
          <table:table-cell office:value-type="string">
            <text:p>INCO</text:p>
          </table:table-cell>
          <table:table-cell office:value-type="string">
            <text:p>IO (Cancela)</text:p>
          </table:table-cell>
          <table:table-cell table:number-columns-repeated="2"/>
          <table:table-cell table:formula="of:=+(+54000+30000+41000)/19.5" office:value-type="float" office:value="6410.25641025641">
            <text:p>6410</text:p>
          </table:table-cell>
          <table:table-cell table:number-columns-repeated="4"/>
          <table:table-cell table:formula="of:=+SUM([.C14:.G14])" office:value-type="float" office:value="6410.25641025641">
            <text:p>6410</text:p>
          </table:table-cell>
        </table:table-row>
        <table:table-row table:style-name="ro1">
          <table:table-cell office:value-type="string">
            <text:p>INCO </text:p>
          </table:table-cell>
          <table:table-cell office:value-type="string">
            <text:p>LPE (Robledo)</text:p>
          </table:table-cell>
          <table:table-cell table:number-columns-repeated="2"/>
          <table:table-cell table:formula="of:=+30000/19.5" office:value-type="float" office:value="1538.46153846154">
            <text:p>1538</text:p>
          </table:table-cell>
          <table:table-cell table:number-columns-repeated="4"/>
          <table:table-cell table:formula="of:=+SUM([.C15:.G15])" office:value-type="float" office:value="1538.46153846154">
            <text:p>15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EDECIBA</text:p>
          </table:table-cell>
          <table:table-cell table:number-columns-repeated="2"/>
          <table:table-cell table:formula="of:=+100000/19.5" office:value-type="float" office:value="5128.20512820513">
            <text:p>5128</text:p>
          </table:table-cell>
          <table:table-cell table:number-columns-repeated="5"/>
          <table:table-cell table:formula="of:=+SUM([.C17:.G17])" office:value-type="float" office:value="5128.20512820513">
            <text:p>5128</text:p>
          </table:table-cell>
        </table:table-row>
        <table:table-row table:style-name="ro1">
          <table:table-cell office:value-type="string">
            <text:p>CSIC</text:p>
          </table:table-cell>
          <table:table-cell table:number-columns-repeated="3"/>
          <table:table-cell table:style-name="Default" office:value-type="float" office:value="25282">
            <text:p>25282</text:p>
          </table:table-cell>
          <table:table-cell table:number-columns-repeated="4"/>
          <table:table-cell table:formula="of:=+SUM([.C18:.G18])" office:value-type="float" office:value="25282">
            <text:p>2528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Total</text:p>
          </table:table-cell>
          <table:table-cell table:style-name="ce1"/>
          <table:table-cell table:style-name="ce4" table:formula="of:=+SUM([.C5:.C18])" office:value-type="float" office:value="29527">
            <text:p>29527</text:p>
          </table:table-cell>
          <table:table-cell table:style-name="ce4" table:formula="of:=+SUM([.D5:.D18])" office:value-type="float" office:value="31749.6158974359">
            <text:p>31750</text:p>
          </table:table-cell>
          <table:table-cell table:style-name="ce4" table:formula="of:=+SUM([.E5:.E18])" office:value-type="float" office:value="55718.2538461539">
            <text:p>55718</text:p>
          </table:table-cell>
          <table:table-cell table:style-name="ce1" table:number-columns-repeated="4"/>
          <table:table-cell table:formula="of:=+SUM([.C20:.G20])" office:value-type="float" office:value="116994.86974359">
            <text:p>116995</text:p>
          </table:table-cell>
        </table:table-row>
      </table:table>
      <table:table table:name="Gasto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ce3"/>
        <table:table-column table:style-name="co1" table:number-columns-repeated="2" table:default-cell-style-name="ce4"/>
        <table:table-row table:style-name="ro1">
          <table:table-cell office:value-type="string">
            <text:p>Gastos del Cluster-FING 2008-2011</text:p>
          </table:table-cell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style-name="ce1" office:value-type="string">
            <text:p>Rubro</text:p>
          </table:table-cell>
          <table:table-cell table:style-name="ce1" office:value-type="string">
            <text:p>Concepto</text:p>
          </table:table-cell>
          <table:table-cell table:style-name="ce2" office:value-type="string">
            <text:p>2008-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2"/>
          <table:table-cell table:style-name="ce1" office:value-type="string">
            <text:p>Total</text:p>
          </table:table-cell>
          <table:table-cell table:style-name="ce1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>
            <text:p>RRHH</text:p>
          </table:table-cell>
          <table:table-cell table:number-columns-repeated="8"/>
          <table:table-cell table:style-name="ce3"/>
          <table:table-cell table:formula="of:=+[.J6]+[.J7]" office:value-type="float" office:value="23214.1690214547">
            <text:p>23214</text:p>
          </table:table-cell>
        </table:table-row>
        <table:table-row table:style-name="ro1">
          <table:table-cell/>
          <table:table-cell office:value-type="string">
            <text:p>URI</text:p>
          </table:table-cell>
          <table:table-cell office:value-type="float" office:value="5088">
            <text:p>5088</text:p>
          </table:table-cell>
          <table:table-cell table:formula="of:=+SUMIF([Movimientos2010.$C$5:.$C$38];&quot;=&quot;&amp;[.$B6];[Movimientos2010.$H$5:.$H$38])" office:value-type="float" office:value="5051.20512820513">
            <text:p>5051</text:p>
          </table:table-cell>
          <table:table-cell table:formula="of:=+SUMIF([Movimientos2011.$C$5:.$C$38];&quot;=&quot;&amp;[.$B6];[Movimientos2011.$H$5:.$H$38])" office:value-type="float" office:value="7043.69230769231">
            <text:p>7044</text:p>
          </table:table-cell>
          <table:table-cell table:number-columns-repeated="4"/>
          <table:table-cell table:formula="of:=+SUM([.C6:.G6])" office:value-type="float" office:value="17182.8974358974">
            <text:p>17183</text:p>
          </table:table-cell>
          <table:table-cell/>
        </table:table-row>
        <table:table-row table:style-name="ro1">
          <table:table-cell/>
          <table:table-cell office:value-type="string">
            <text:p>CeCal</text:p>
          </table:table-cell>
          <table:table-cell/>
          <table:table-cell table:formula="of:=+SUMIF([Movimientos2010.$C$5:.$C$38];&quot;=&quot;&amp;[.$B7];[Movimientos2010.$H$5:.$H$38])" office:value-type="float" office:value="3262.04081632653">
            <text:p>3262</text:p>
          </table:table-cell>
          <table:table-cell table:formula="of:=+SUMIF([Movimientos2011.$C$5:.$C$38];&quot;=&quot;&amp;[.$B7];[Movimientos2011.$H$5:.$H$38])" office:value-type="float" office:value="2769.23076923077">
            <text:p>2769</text:p>
          </table:table-cell>
          <table:table-cell table:number-columns-repeated="4"/>
          <table:table-cell table:formula="of:=+SUM([.C7:.G7])" office:value-type="float" office:value="6031.2715855573">
            <text:p>603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Insumos</text:p>
          </table:table-cell>
          <table:table-cell table:number-columns-repeated="9"/>
          <table:table-cell table:formula="of:=+[.J10]+[.J11]" office:value-type="float" office:value="9319.75541601256">
            <text:p>9320</text:p>
          </table:table-cell>
        </table:table-row>
        <table:table-row table:style-name="ro1">
          <table:table-cell/>
          <table:table-cell office:value-type="string">
            <text:p>Discos</text:p>
          </table:table-cell>
          <table:table-cell office:value-type="float" office:value="2050">
            <text:p>2050</text:p>
          </table:table-cell>
          <table:table-cell table:formula="of:=+SUMIF([Movimientos2010.$C$5:.$C$38];&quot;=&quot;&amp;[.$B10];[Movimientos2010.$H$5:.$H$38])" office:value-type="float" office:value="2259.10256410256">
            <text:p>2259</text:p>
          </table:table-cell>
          <table:table-cell table:formula="of:=+SUMIF([Movimientos2011.$C$5:.$C$38];&quot;=&quot;&amp;[.$B10];[Movimientos2011.$H$5:.$H$38])" office:value-type="float" office:value="1650.1">
            <text:p>1650</text:p>
          </table:table-cell>
          <table:table-cell table:number-columns-repeated="4"/>
          <table:table-cell table:formula="of:=+SUM([.C10:.G10])" office:value-type="float" office:value="5959.20256410257">
            <text:p>5959</text:p>
          </table:table-cell>
          <table:table-cell/>
        </table:table-row>
        <table:table-row table:style-name="ro1">
          <table:table-cell/>
          <table:table-cell office:value-type="string">
            <text:p>Electrica</text:p>
          </table:table-cell>
          <table:table-cell office:value-type="float" office:value="2504">
            <text:p>2504</text:p>
          </table:table-cell>
          <table:table-cell table:formula="of:=+SUMIF([Movimientos2010.$C$5:.$C$38];&quot;=&quot;&amp;[.$B11];[Movimientos2010.$H$5:.$H$38])" office:value-type="float" office:value="856.552851909995">
            <text:p>857</text:p>
          </table:table-cell>
          <table:table-cell table:formula="of:=+SUMIF([Movimientos2011.$C$5:.$C$38];&quot;=&quot;&amp;[.$B11];[Movimientos2011.$H$5:.$H$38])" office:value-type="float" office:value="0">
            <text:p>0</text:p>
          </table:table-cell>
          <table:table-cell table:number-columns-repeated="4"/>
          <table:table-cell table:formula="of:=+SUM([.C11:.G11])" office:value-type="float" office:value="3360.55285190999">
            <text:p>336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eparaciones</text:p>
          </table:table-cell>
          <table:table-cell table:number-columns-repeated="9"/>
          <table:table-cell table:formula="of:=+[.J14]" office:value-type="float" office:value="1087.6">
            <text:p>1088</text:p>
          </table:table-cell>
        </table:table-row>
        <table:table-row table:style-name="ro1">
          <table:table-cell/>
          <table:table-cell office:value-type="string">
            <text:p>Varios</text:p>
          </table:table-cell>
          <table:table-cell office:value-type="float" office:value="0">
            <text:p>0</text:p>
          </table:table-cell>
          <table:table-cell table:formula="of:=+SUMIF([Movimientos2010.$C$5:.$C$38];&quot;=&quot;&amp;[.$B14];[Movimientos2010.$H$5:.$H$38])" office:value-type="float" office:value="1087.6">
            <text:p>1088</text:p>
          </table:table-cell>
          <table:table-cell table:formula="of:=+SUMIF([Movimientos2011.$C$5:.$C$38];&quot;=&quot;&amp;[.$B14];[Movimientos2011.$H$5:.$H$38])" office:value-type="float" office:value="0">
            <text:p>0</text:p>
          </table:table-cell>
          <table:table-cell table:number-columns-repeated="4"/>
          <table:table-cell table:formula="of:=+SUM([.C14:.G14])" office:value-type="float" office:value="1087.6">
            <text:p>108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Inversiones</text:p>
          </table:table-cell>
          <table:table-cell table:number-columns-repeated="9"/>
          <table:table-cell table:formula="of:=+[.J17]+[.J18]" office:value-type="float" office:value="78080.4005128205">
            <text:p>78080</text:p>
          </table:table-cell>
        </table:table-row>
        <table:table-row table:style-name="ro1">
          <table:table-cell/>
          <table:table-cell office:value-type="string">
            <text:p>Licitaciones</text:p>
          </table:table-cell>
          <table:table-cell office:value-type="float" office:value="18875">
            <text:p>18875</text:p>
          </table:table-cell>
          <table:table-cell table:formula="of:=+SUMIF([Movimientos2010.$C$5:.$C$38];&quot;=&quot;&amp;[.$B17];[Movimientos2010.$H$5:.$H$38])" office:value-type="float" office:value="10948">
            <text:p>10948</text:p>
          </table:table-cell>
          <table:table-cell table:formula="of:=+SUMIF([Movimientos2011.$C$5:.$C$38];&quot;=&quot;&amp;[.$B17];[Movimientos2011.$H$5:.$H$38])" office:value-type="float" office:value="44186.8205128205">
            <text:p>44187</text:p>
          </table:table-cell>
          <table:table-cell table:number-columns-repeated="4"/>
          <table:table-cell table:formula="of:=+SUM([.C17:.G17])" office:value-type="float" office:value="74009.8205128205">
            <text:p>74010</text:p>
          </table:table-cell>
          <table:table-cell/>
        </table:table-row>
        <table:table-row table:style-name="ro1">
          <table:table-cell/>
          <table:table-cell office:value-type="string">
            <text:p>Otras</text:p>
          </table:table-cell>
          <table:table-cell office:value-type="float" office:value="1010">
            <text:p>1010</text:p>
          </table:table-cell>
          <table:table-cell table:formula="of:=+SUMIF([Movimientos2010.$C$5:.$C$38];&quot;=&quot;&amp;[.$B18];[Movimientos2010.$H$5:.$H$38])" office:value-type="float" office:value="3060.58">
            <text:p>3061</text:p>
          </table:table-cell>
          <table:table-cell table:formula="of:=+SUMIF([Movimientos2011.$C$5:.$C$38];&quot;=&quot;&amp;[.$B18];[Movimientos2011.$H$5:.$H$38])" office:value-type="float" office:value="0">
            <text:p>0</text:p>
          </table:table-cell>
          <table:table-cell table:number-columns-repeated="4"/>
          <table:table-cell table:formula="of:=+SUM([.C18:.G18])" office:value-type="float" office:value="4070.58">
            <text:p>407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Total</text:p>
          </table:table-cell>
          <table:table-cell table:style-name="ce1"/>
          <table:table-cell table:style-name="ce4" table:formula="of:=+SUM([.C5:.C18])" office:value-type="float" office:value="29527">
            <text:p>29527</text:p>
          </table:table-cell>
          <table:table-cell table:style-name="ce4" table:formula="of:=+SUM([.D5:.D18])" office:value-type="float" office:value="26525.0813605442">
            <text:p>26525</text:p>
          </table:table-cell>
          <table:table-cell table:style-name="ce4" table:formula="of:=+SUM([.E5:.E18])" office:value-type="float" office:value="55649.8435897436">
            <text:p>55650</text:p>
          </table:table-cell>
          <table:table-cell table:style-name="ce4" table:formula="of:=+SUM([.F5:.F18])" office:value-type="float" office:value="0">
            <text:p>0</text:p>
          </table:table-cell>
          <table:table-cell table:style-name="ce4" table:number-columns-repeated="3"/>
          <table:table-cell table:formula="of:=+SUM([.C20:.G20])" office:value-type="float" office:value="111701.924950288">
            <text:p>111702</text:p>
          </table:table-cell>
          <table:table-cell table:formula="of:=+[.K16]+[.K13]+[.K9]+[.K5]" office:value-type="float" office:value="111701.924950288">
            <text:p>111702</text:p>
          </table:table-cell>
        </table:table-row>
      </table:table>
      <table:table table:name="Movimientos2010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Movimientos Cluster-FING 2008-2011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Fecha</text:p>
          </table:table-cell>
          <table:table-cell table:style-name="ce1" office:value-type="string">
            <text:p>Rubro</text:p>
          </table:table-cell>
          <table:table-cell table:style-name="ce1" office:value-type="string">
            <text:p>Concepto</text:p>
          </table:table-cell>
          <table:table-cell table:style-name="ce1" office:value-type="string">
            <text:p>Descripcion</text:p>
          </table:table-cell>
          <table:table-cell table:style-name="ce1" office:value-type="string">
            <text:p>Instituto</text:p>
          </table:table-cell>
          <table:table-cell table:style-name="ce1" office:value-type="string">
            <text:p>Grupo</text:p>
          </table:table-cell>
          <table:table-cell table:style-name="ce1" office:value-type="string">
            <text:p>Ingreso</text:p>
          </table:table-cell>
          <table:table-cell table:style-name="ce1" office:value-type="string">
            <text:p>Egreso</text:p>
          </table:table-cell>
          <table:table-cell table:style-name="ce1" office:value-type="string">
            <text:p>Observaciones</text:p>
          </table:table-cell>
        </table:table-row>
        <table:table-row table:style-name="ro1">
          <table:table-cell table:style-name="ce5" office:value-type="date" office:date-value="2010-03-01">
            <text:p>01/03/10</text:p>
          </table:table-cell>
          <table:table-cell office:value-type="string">
            <text:p>Insumos</text:p>
          </table:table-cell>
          <table:table-cell office:value-type="string">
            <text:p>Discos</text:p>
          </table:table-cell>
          <table:table-cell office:value-type="string">
            <text:p>Compra 4 discos 2 TB (15%)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office:value-type="float" office:value="183">
            <text:p>183</text:p>
          </table:table-cell>
          <table:table-cell table:style-name="ce3" table:formula="of:=+[.G5]" office:value-type="float" office:value="183">
            <text:p>183</text:p>
          </table:table-cell>
          <table:table-cell office:value-type="string">
            <text:p>Pago directo a cargo del grupo.</text:p>
          </table:table-cell>
        </table:table-row>
        <table:table-row table:style-name="ro1">
          <table:table-cell table:style-name="ce5" office:value-type="date" office:date-value="2010-03-01">
            <text:p>01/03/10</text:p>
          </table:table-cell>
          <table:table-cell office:value-type="string">
            <text:p>Insumos</text:p>
          </table:table-cell>
          <table:table-cell office:value-type="string">
            <text:p>Discos</text:p>
          </table:table-cell>
          <table:table-cell office:value-type="string">
            <text:p>Compra 4 discos 2 TB (85%)</text:p>
          </table:table-cell>
          <table:table-cell office:value-type="string">
            <text:p>IMFIA</text:p>
          </table:table-cell>
          <table:table-cell office:value-type="string">
            <text:p>GDAyO</text:p>
          </table:table-cell>
          <table:table-cell table:style-name="ce3" office:value-type="float" office:value="988">
            <text:p>988</text:p>
          </table:table-cell>
          <table:table-cell table:style-name="ce3" table:formula="of:=+[.G6]" office:value-type="float" office:value="988">
            <text:p>988</text:p>
          </table:table-cell>
          <table:table-cell office:value-type="string">
            <text:p>Pago directo a cargo del grupo.</text:p>
          </table:table-cell>
        </table:table-row>
        <table:table-row table:style-name="ro1">
          <table:table-cell table:style-name="ce5" office:value-type="date" office:date-value="2010-04-01">
            <text:p>01/04/10</text:p>
          </table:table-cell>
          <table:table-cell office:value-type="string">
            <text:p>Insumos</text:p>
          </table:table-cell>
          <table:table-cell office:value-type="string">
            <text:p>Electrica</text:p>
          </table:table-cell>
          <table:table-cell office:value-type="string">
            <text:p>Acondicionamiento electrico nuevos servers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table:formula="of:=+13371/19.6" office:value-type="float" office:value="682.19387755102">
            <text:p>682</text:p>
          </table:table-cell>
          <table:table-cell table:style-name="ce3" table:formula="of:=+[.G7]" office:value-type="float" office:value="682.19387755102">
            <text:p>682</text:p>
          </table:table-cell>
          <table:table-cell office:value-type="string">
            <text:p>Pago directo a cargo del grupo.</text:p>
          </table:table-cell>
        </table:table-row>
        <table:table-row table:style-name="ro1">
          <table:table-cell table:style-name="ce5" office:value-type="date" office:date-value="2010-04-01">
            <text:p>01/04/10</text:p>
          </table:table-cell>
          <table:table-cell office:value-type="string">
            <text:p>Inversiones</text:p>
          </table:table-cell>
          <table:table-cell office:value-type="string">
            <text:p>Otras</text:p>
          </table:table-cell>
          <table:table-cell office:value-type="string">
            <text:p>Nuevo KVM y 12 cables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table:formula="of:=+439*1.22" office:value-type="float" office:value="535.58">
            <text:p>536</text:p>
          </table:table-cell>
          <table:table-cell table:style-name="ce3" table:formula="of:=+[.G8]" office:value-type="float" office:value="535.58">
            <text:p>536</text:p>
          </table:table-cell>
          <table:table-cell office:value-type="string">
            <text:p>Pago directo a cargo del grupo</text:p>
          </table:table-cell>
        </table:table-row>
        <table:table-row table:style-name="ro1">
          <table:table-cell table:style-name="ce5" office:value-type="date" office:date-value="2010-04-01">
            <text:p>01/04/10</text:p>
          </table:table-cell>
          <table:table-cell office:value-type="string">
            <text:p>RRHH</text:p>
          </table:table-cell>
          <table:table-cell office:value-type="string">
            <text:p>URI</text:p>
          </table:table-cell>
          <table:table-cell office:value-type="string">
            <text:p>Pago parte factura discos URI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office:value-type="float" office:value="1346">
            <text:p>1346</text:p>
          </table:table-cell>
          <table:table-cell table:style-name="ce3" table:formula="of:=+[.G9]" office:value-type="float" office:value="1346">
            <text:p>1346</text:p>
          </table:table-cell>
          <table:table-cell office:value-type="string">
            <text:p>Pago directo a cargo del grupo</text:p>
          </table:table-cell>
        </table:table-row>
        <table:table-row table:style-name="ro1">
          <table:table-cell table:style-name="ce5" office:value-type="date" office:date-value="2010-05-01">
            <text:p>01/05/10</text:p>
          </table:table-cell>
          <table:table-cell office:value-type="string">
            <text:p>RRHH</text:p>
          </table:table-cell>
          <table:table-cell office:value-type="string">
            <text:p>CeCal</text:p>
          </table:table-cell>
          <table:table-cell office:value-type="string">
            <text:p>Iturriaga – Gestor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table:formula="of:=+21600/19.6" office:value-type="float" office:value="1102.04081632653">
            <text:p>1102</text:p>
          </table:table-cell>
          <table:table-cell table:style-name="ce3" table:formula="of:=+[.G10]" office:value-type="float" office:value="1102.04081632653">
            <text:p>1102</text:p>
          </table:table-cell>
          <table:table-cell office:value-type="string">
            <text:p>Pago directo a cargo del grupo</text:p>
          </table:table-cell>
        </table:table-row>
        <table:table-row table:style-name="ro1">
          <table:table-cell table:style-name="ce6" office:value-type="date" office:date-value="2010-06-01">
            <text:p>01/06/10</text:p>
          </table:table-cell>
          <table:table-cell table:style-name="ce7" office:value-type="string">
            <text:p>Aporte</text:p>
          </table:table-cell>
          <table:table-cell table:style-name="ce7"/>
          <table:table-cell table:style-name="ce7" office:value-type="string">
            <text:p>PEDECIBA – Interdisciplinarias</text:p>
          </table:table-cell>
          <table:table-cell table:style-name="ce7" office:value-type="string">
            <text:p>PEDECIBA</text:p>
          </table:table-cell>
          <table:table-cell table:style-name="ce7"/>
          <table:table-cell table:style-name="ce8" table:formula="of:=+100000/19.5" office:value-type="float" office:value="5128.20512820513">
            <text:p>5128</text:p>
          </table:table-cell>
          <table:table-cell table:style-name="ce8"/>
          <table:table-cell table:style-name="ce7" office:value-type="string">
            <text:p>Cuenta Cluster FING</text:p>
          </table:table-cell>
        </table:table-row>
        <table:table-row table:style-name="ro1">
          <table:table-cell table:style-name="ce5" office:value-type="date" office:date-value="2010-07-01">
            <text:p>01/07/10</text:p>
          </table:table-cell>
          <table:table-cell office:value-type="string">
            <text:p>Inversiones</text:p>
          </table:table-cell>
          <table:table-cell office:value-type="string">
            <text:p>Otras</text:p>
          </table:table-cell>
          <table:table-cell office:value-type="string">
            <text:p>Placas Gigabit Alcatel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office:value-type="float" office:value="2525">
            <text:p>2525</text:p>
          </table:table-cell>
          <table:table-cell table:style-name="ce3" table:formula="of:=+[.G12]" office:value-type="float" office:value="2525">
            <text:p>2525</text:p>
          </table:table-cell>
          <table:table-cell office:value-type="string">
            <text:p>PAgo directo a cargo del grupo</text:p>
          </table:table-cell>
        </table:table-row>
        <table:table-row table:style-name="ro1">
          <table:table-cell table:style-name="ce5" office:value-type="date" office:date-value="2010-08-01">
            <text:p>01/08/10</text:p>
          </table:table-cell>
          <table:table-cell office:value-type="string">
            <text:p>Insumos</text:p>
          </table:table-cell>
          <table:table-cell office:value-type="string">
            <text:p>Electrica</text:p>
          </table:table-cell>
          <table:table-cell office:value-type="string">
            <text:p>Nuevas cajas conexion UPSs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table:formula="of:=+1700/19.5" office:value-type="float" office:value="87.1794871794872">
            <text:p>87</text:p>
          </table:table-cell>
          <table:table-cell table:style-name="ce3" table:formula="of:=+[.G13]" office:value-type="float" office:value="87.1794871794872">
            <text:p>87</text:p>
          </table:table-cell>
          <table:table-cell office:value-type="string">
            <text:p>Pago directo a cargo del grupo</text:p>
          </table:table-cell>
        </table:table-row>
        <table:table-row table:style-name="ro1">
          <table:table-cell table:style-name="ce5" office:value-type="date" office:date-value="2010-08-01">
            <text:p>01/08/10</text:p>
          </table:table-cell>
          <table:table-cell office:value-type="string">
            <text:p>Insumos</text:p>
          </table:table-cell>
          <table:table-cell office:value-type="string">
            <text:p>Electrica</text:p>
          </table:table-cell>
          <table:table-cell office:value-type="string">
            <text:p>Nuevas cajas conexion UPSs</text:p>
          </table:table-cell>
          <table:table-cell office:value-type="string">
            <text:p>IMFIA</text:p>
          </table:table-cell>
          <table:table-cell office:value-type="string">
            <text:p>GDAyO</text:p>
          </table:table-cell>
          <table:table-cell table:style-name="ce3" table:formula="of:=+1700/19.5" office:value-type="float" office:value="87.1794871794872">
            <text:p>87</text:p>
          </table:table-cell>
          <table:table-cell table:style-name="ce3" table:formula="of:=+[.G14]" office:value-type="float" office:value="87.1794871794872">
            <text:p>87</text:p>
          </table:table-cell>
          <table:table-cell office:value-type="string">
            <text:p>Pago directo a cargo del grupo</text:p>
          </table:table-cell>
        </table:table-row>
        <table:table-row table:style-name="ro1">
          <table:table-cell table:style-name="ce5" office:value-type="date" office:date-value="2010-09-01">
            <text:p>01/09/10</text:p>
          </table:table-cell>
          <table:table-cell office:value-type="string">
            <text:p>RRHH</text:p>
          </table:table-cell>
          <table:table-cell office:value-type="string">
            <text:p>URI</text:p>
          </table:table-cell>
          <table:table-cell office:value-type="string">
            <text:p>Contrato FJR Marcelo Rodriguez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table:formula="of:=+(12950+13535)/19.5" office:value-type="float" office:value="1358.20512820513">
            <text:p>1358</text:p>
          </table:table-cell>
          <table:table-cell table:style-name="ce3" table:formula="of:=+[.G15]" office:value-type="float" office:value="1358.20512820513">
            <text:p>1358</text:p>
          </table:table-cell>
          <table:table-cell office:value-type="string">
            <text:p>Pago directo a cargo del grupo, FCE 2007</text:p>
          </table:table-cell>
        </table:table-row>
        <table:table-row table:style-name="ro1">
          <table:table-cell table:style-name="ce5" office:value-type="date" office:date-value="2010-09-01">
            <text:p>01/09/10</text:p>
          </table:table-cell>
          <table:table-cell office:value-type="string">
            <text:p>Reparaciones</text:p>
          </table:table-cell>
          <table:table-cell office:value-type="string">
            <text:p>Varios</text:p>
          </table:table-cell>
          <table:table-cell office:value-type="string">
            <text:p>Reparacion UPS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table:formula="of:=+780*1.22" office:value-type="float" office:value="951.6">
            <text:p>952</text:p>
          </table:table-cell>
          <table:table-cell table:style-name="ce3" table:formula="of:=+[.G16]" office:value-type="float" office:value="951.6">
            <text:p>952</text:p>
          </table:table-cell>
          <table:table-cell office:value-type="string">
            <text:p>Pago directo a cargo del grupo, FCE 2007</text:p>
          </table:table-cell>
        </table:table-row>
        <table:table-row table:style-name="ro1">
          <table:table-cell table:style-name="ce5" office:value-type="date" office:date-value="2010-09-01">
            <text:p>01/09/10</text:p>
          </table:table-cell>
          <table:table-cell office:value-type="string">
            <text:p>Insumos</text:p>
          </table:table-cell>
          <table:table-cell office:value-type="string">
            <text:p>Discos</text:p>
          </table:table-cell>
          <table:table-cell office:value-type="string">
            <text:p>Bandejas DELL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office:value-type="float" office:value="50">
            <text:p>50</text:p>
          </table:table-cell>
          <table:table-cell table:style-name="ce3" table:formula="of:=+[.G17]" office:value-type="float" office:value="50">
            <text:p>50</text:p>
          </table:table-cell>
          <table:table-cell office:value-type="string">
            <text:p>Pago directo a cargo del grupo, FCE 2007</text:p>
          </table:table-cell>
        </table:table-row>
        <table:table-row table:style-name="ro1">
          <table:table-cell table:style-name="ce5" office:value-type="date" office:date-value="2010-09-01">
            <text:p>01/09/10</text:p>
          </table:table-cell>
          <table:table-cell office:value-type="string">
            <text:p>RRHH</text:p>
          </table:table-cell>
          <table:table-cell office:value-type="string">
            <text:p>CeCal</text:p>
          </table:table-cell>
          <table:table-cell office:value-type="string">
            <text:p>Iturruaga 6 meses -Gestor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table:formula="of:=+2*1080" office:value-type="float" office:value="2160">
            <text:p>2160</text:p>
          </table:table-cell>
          <table:table-cell table:style-name="ce3" table:formula="of:=+[.G18]" office:value-type="float" office:value="2160">
            <text:p>2160</text:p>
          </table:table-cell>
          <table:table-cell office:value-type="string">
            <text:p>Pago directo a cargo del grupo, FJR</text:p>
          </table:table-cell>
        </table:table-row>
        <table:table-row table:style-name="ro1">
          <table:table-cell table:style-name="ce5" office:value-type="date" office:date-value="2010-09-01">
            <text:p>01/09/10</text:p>
          </table:table-cell>
          <table:table-cell office:value-type="string">
            <text:p>Insumos</text:p>
          </table:table-cell>
          <table:table-cell office:value-type="string">
            <text:p>Varios</text:p>
          </table:table-cell>
          <table:table-cell office:value-type="string">
            <text:p>RAM Medusa10 – Grid</text:p>
          </table:table-cell>
          <table:table-cell office:value-type="string">
            <text:p>IMFIA</text:p>
          </table:table-cell>
          <table:table-cell office:value-type="string">
            <text:p>GDAyO</text:p>
          </table:table-cell>
          <table:table-cell table:style-name="ce3" office:value-type="float" office:value="136">
            <text:p>136</text:p>
          </table:table-cell>
          <table:table-cell table:style-name="ce3" table:formula="of:=+[.G19]" office:value-type="float" office:value="136">
            <text:p>136</text:p>
          </table:table-cell>
          <table:table-cell office:value-type="string">
            <text:p>Pago directo a cargo del grupo</text:p>
          </table:table-cell>
        </table:table-row>
        <table:table-row table:style-name="ro1">
          <table:table-cell table:style-name="ce5" office:value-type="date" office:date-value="2010-10-01">
            <text:p>01/10/10</text:p>
          </table:table-cell>
          <table:table-cell office:value-type="string">
            <text:p>Insumos</text:p>
          </table:table-cell>
          <table:table-cell office:value-type="string">
            <text:p>Discos</text:p>
          </table:table-cell>
          <table:table-cell office:value-type="string">
            <text:p>Compra 4 discos 2 TB home y respaldos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table:formula="of:=+(15182+5061)/19.5" office:value-type="float" office:value="1038.10256410256">
            <text:p>1038</text:p>
          </table:table-cell>
          <table:table-cell table:style-name="ce3" table:formula="of:=+[.G20]" office:value-type="float" office:value="1038.10256410256">
            <text:p>1038</text:p>
          </table:table-cell>
          <table:table-cell office:value-type="string">
            <text:p>Pago directo a cargo del grupo</text:p>
          </table:table-cell>
        </table:table-row>
        <table:table-row table:style-name="ro1">
          <table:table-cell table:style-name="ce5" office:value-type="date" office:date-value="2010-10-01">
            <text:p>01/10/10</text:p>
          </table:table-cell>
          <table:table-cell office:value-type="string">
            <text:p>RRHH</text:p>
          </table:table-cell>
          <table:table-cell office:value-type="string">
            <text:p>URI</text:p>
          </table:table-cell>
          <table:table-cell office:value-type="string">
            <text:p>Contrato FJR Marcelo Rodriguez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office:value-type="float" office:value="1565">
            <text:p>1565</text:p>
          </table:table-cell>
          <table:table-cell table:style-name="ce3" table:formula="of:=+[.G21]" office:value-type="float" office:value="1565">
            <text:p>1565</text:p>
          </table:table-cell>
          <table:table-cell office:value-type="string">
            <text:p>Pago directo a cargo del grupo, FJR</text:p>
          </table:table-cell>
        </table:table-row>
        <table:table-row table:style-name="ro1">
          <table:table-cell table:style-name="ce5" office:value-type="date" office:date-value="2010-12-01">
            <text:p>01/12/10</text:p>
          </table:table-cell>
          <table:table-cell office:value-type="string">
            <text:p>RRHH</text:p>
          </table:table-cell>
          <table:table-cell office:value-type="string">
            <text:p>URI</text:p>
          </table:table-cell>
          <table:table-cell office:value-type="string">
            <text:p>Marcelo Rodriguez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office:value-type="float" office:value="782">
            <text:p>782</text:p>
          </table:table-cell>
          <table:table-cell table:style-name="ce3" table:formula="of:=+[.G22]" office:value-type="float" office:value="782">
            <text:p>782</text:p>
          </table:table-cell>
          <table:table-cell office:value-type="string">
            <text:p>Pago directo a cargo del grupo</text:p>
          </table:table-cell>
        </table:table-row>
        <table:table-row table:style-name="ro1">
          <table:table-cell table:style-name="ce5" office:value-type="date" office:date-value="2010-12-01">
            <text:p>01/12/10</text:p>
          </table:table-cell>
          <table:table-cell office:value-type="string">
            <text:p>Inversiones</text:p>
          </table:table-cell>
          <table:table-cell office:value-type="string">
            <text:p>Licitaciones</text:p>
          </table:table-cell>
          <table:table-cell office:value-type="string">
            <text:p>Compra PRoliants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office:value-type="float" office:value="9087">
            <text:p>9087</text:p>
          </table:table-cell>
          <table:table-cell table:style-name="ce3" table:formula="of:=+[.G23]" office:value-type="float" office:value="9087">
            <text:p>9087</text:p>
          </table:table-cell>
          <table:table-cell office:value-type="string">
            <text:p>Pago directo a cargo del grupo, Fondos MCI-Sur</text:p>
          </table:table-cell>
        </table:table-row>
        <table:table-row table:style-name="ro1">
          <table:table-cell table:style-name="ce5" office:value-type="date" office:date-value="2010-12-01">
            <text:p>01/12/10</text:p>
          </table:table-cell>
          <table:table-cell office:value-type="string">
            <text:p>Inversiones</text:p>
          </table:table-cell>
          <table:table-cell office:value-type="string">
            <text:p>Licitaciones</text:p>
          </table:table-cell>
          <table:table-cell office:value-type="string">
            <text:p>Compra PRoliants</text:p>
          </table:table-cell>
          <table:table-cell office:value-type="string">
            <text:p>IMFIA</text:p>
          </table:table-cell>
          <table:table-cell office:value-type="string">
            <text:p>Eolica</text:p>
          </table:table-cell>
          <table:table-cell table:style-name="ce3" office:value-type="float" office:value="1861">
            <text:p>1861</text:p>
          </table:table-cell>
          <table:table-cell table:style-name="ce3" table:formula="of:=+[.G24]" office:value-type="float" office:value="1861">
            <text:p>1861</text:p>
          </table:table-cell>
          <table:table-cell office:value-type="string">
            <text:p>Pago directo a cargo del grupo, CSIC INI Narancio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/>
        </table:table-row>
        <table:table-row table:style-name="ro1">
          <table:table-cell table:number-columns-repeated="6"/>
          <table:table-cell table:style-name="ce3" table:formula="of:=+SUM([.G5:.G24])" office:value-type="float" office:value="31653.2864887493">
            <text:p>31653</text:p>
          </table:table-cell>
          <table:table-cell table:style-name="ce3" table:formula="of:=+SUM([.H5:.H24])" office:value-type="float" office:value="26525.0813605442">
            <text:p>26525</text:p>
          </table:table-cell>
          <table:table-cell/>
        </table:table-row>
        <table:table-row table:style-name="ro1" table:number-rows-repeated="13">
          <table:table-cell table:style-name="ce5"/>
          <table:table-cell table:number-columns-repeated="8"/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6"/>
          <table:table-cell/>
          <table:table-cell table:formula="of:=+[.G1048576]" office:value-type="float" office:value="0">
            <text:p>0</text:p>
          </table:table-cell>
          <table:table-cell/>
        </table:table-row>
      </table:table>
      <table:table table:name="Movimientos2011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row table:style-name="ro1">
          <table:table-cell office:value-type="string">
            <text:p>Movimientos Cluster-FING 2008-2011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Fecha</text:p>
          </table:table-cell>
          <table:table-cell table:style-name="ce1" office:value-type="string">
            <text:p>Rubro</text:p>
          </table:table-cell>
          <table:table-cell table:style-name="ce1" office:value-type="string">
            <text:p>Concepto</text:p>
          </table:table-cell>
          <table:table-cell table:style-name="ce1" office:value-type="string">
            <text:p>Descripcion</text:p>
          </table:table-cell>
          <table:table-cell table:style-name="ce1" office:value-type="string">
            <text:p>Instituto</text:p>
          </table:table-cell>
          <table:table-cell table:style-name="ce1" office:value-type="string">
            <text:p>Grupo</text:p>
          </table:table-cell>
          <table:table-cell table:style-name="ce1" office:value-type="string">
            <text:p>Ingreso</text:p>
          </table:table-cell>
          <table:table-cell table:style-name="ce1" office:value-type="string">
            <text:p>Egreso</text:p>
          </table:table-cell>
          <table:table-cell table:style-name="ce1" office:value-type="string">
            <text:p>Observaciones</text:p>
          </table:table-cell>
        </table:table-row>
        <table:table-row table:style-name="ro1">
          <table:table-cell table:style-name="ce5" office:value-type="date" office:date-value="2011-03-01">
            <text:p>01/03/11</text:p>
          </table:table-cell>
          <table:table-cell office:value-type="string">
            <text:p>Insumos</text:p>
          </table:table-cell>
          <table:table-cell office:value-type="string">
            <text:p>Discos</text:p>
          </table:table-cell>
          <table:table-cell office:value-type="string">
            <text:p>Compra 5 discos 2 TB (/home2)</text:p>
          </table:table-cell>
          <table:table-cell office:value-type="string">
            <text:p>IMFIA</text:p>
          </table:table-cell>
          <table:table-cell office:value-type="string">
            <text:p>Eolica</text:p>
          </table:table-cell>
          <table:table-cell table:style-name="ce3" table:formula="of:=+5*132*1.22" office:value-type="float" office:value="805.2">
            <text:p>805</text:p>
          </table:table-cell>
          <table:table-cell table:style-name="ce3" table:formula="of:=+[.G5]" office:value-type="float" office:value="805.2">
            <text:p>805</text:p>
          </table:table-cell>
          <table:table-cell office:value-type="string">
            <text:p>Pago directa a cargo del grupo, FSE 2009</text:p>
          </table:table-cell>
        </table:table-row>
        <table:table-row table:style-name="ro1">
          <table:table-cell table:style-name="ce5" office:value-type="date" office:date-value="2011-04-01">
            <text:p>01/04/11</text:p>
          </table:table-cell>
          <table:table-cell office:value-type="string">
            <text:p>Inversiones</text:p>
          </table:table-cell>
          <table:table-cell office:value-type="string">
            <text:p>Licitaciones</text:p>
          </table:table-cell>
          <table:table-cell office:value-type="string">
            <text:p>Compra 1 HP Proliant 2x6172</text:p>
          </table:table-cell>
          <table:table-cell office:value-type="string">
            <text:p>IMFIA</text:p>
          </table:table-cell>
          <table:table-cell office:value-type="string">
            <text:p>Eolica</text:p>
          </table:table-cell>
          <table:table-cell table:style-name="ce3" office:value-type="float" office:value="4837">
            <text:p>4837</text:p>
          </table:table-cell>
          <table:table-cell table:style-name="ce3" table:formula="of:=+[.G6]" office:value-type="float" office:value="4837">
            <text:p>4837</text:p>
          </table:table-cell>
          <table:table-cell office:value-type="string">
            <text:p>Pago directa a cargo del grupo, FSE 2009</text:p>
          </table:table-cell>
        </table:table-row>
        <table:table-row table:style-name="ro1">
          <table:table-cell table:style-name="ce5" office:value-type="date" office:date-value="2011-04-01">
            <text:p>01/04/11</text:p>
          </table:table-cell>
          <table:table-cell office:value-type="string">
            <text:p>Inversiones</text:p>
          </table:table-cell>
          <table:table-cell office:value-type="string">
            <text:p>Licitaciones</text:p>
          </table:table-cell>
          <table:table-cell office:value-type="string">
            <text:p>Compra 1 HP Proliant 2x6172</text:p>
          </table:table-cell>
          <table:table-cell office:value-type="string">
            <text:p>IMFIA</text:p>
          </table:table-cell>
          <table:table-cell office:value-type="string">
            <text:p>Maritima Fluvial</text:p>
          </table:table-cell>
          <table:table-cell table:style-name="ce3" office:value-type="float" office:value="4837">
            <text:p>4837</text:p>
          </table:table-cell>
          <table:table-cell table:style-name="ce3" table:formula="of:=+[.G7]" office:value-type="float" office:value="4837">
            <text:p>4837</text:p>
          </table:table-cell>
          <table:table-cell office:value-type="string">
            <text:p>Pago directa a cargo del grupo, FMV 2009</text:p>
          </table:table-cell>
        </table:table-row>
        <table:table-row table:style-name="ro1">
          <table:table-cell table:style-name="ce5" office:value-type="date" office:date-value="2011-09-01">
            <text:p>01/09/11</text:p>
          </table:table-cell>
          <table:table-cell office:value-type="string">
            <text:p>RRHH</text:p>
          </table:table-cell>
          <table:table-cell office:value-type="string">
            <text:p>URI</text:p>
          </table:table-cell>
          <table:table-cell office:value-type="string">
            <text:p>Pago A. Blanco URI</text:p>
          </table:table-cell>
          <table:table-cell office:value-type="string">
            <text:p>IMFIA</text:p>
          </table:table-cell>
          <table:table-cell office:value-type="string">
            <text:p>GDAyO</text:p>
          </table:table-cell>
          <table:table-cell table:style-name="ce3" office:value-type="float" office:value="1470">
            <text:p>1470</text:p>
          </table:table-cell>
          <table:table-cell table:style-name="ce3" table:formula="of:=+[.G8]" office:value-type="float" office:value="1470">
            <text:p>1470</text:p>
          </table:table-cell>
          <table:table-cell office:value-type="string">
            <text:p>Pago directa a cargo del grupo, Partida DT agcm</text:p>
          </table:table-cell>
        </table:table-row>
        <table:table-row table:style-name="ro1">
          <table:table-cell table:style-name="ce5" office:value-type="date" office:date-value="2011-10-01">
            <text:p>01/10/11</text:p>
          </table:table-cell>
          <table:table-cell office:value-type="string">
            <text:p>RRHH</text:p>
          </table:table-cell>
          <table:table-cell office:value-type="string">
            <text:p>URI</text:p>
          </table:table-cell>
          <table:table-cell office:value-type="string">
            <text:p>FJR Juan Diego Campo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table:formula="of:=+67687/19.5" office:value-type="float" office:value="3471.12820512821">
            <text:p>3471</text:p>
          </table:table-cell>
          <table:table-cell table:style-name="ce3" table:formula="of:=+[.G9]" office:value-type="float" office:value="3471.12820512821">
            <text:p>3471</text:p>
          </table:table-cell>
          <table:table-cell office:value-type="string">
            <text:p>AE Cluster FJR, FSA 2009</text:p>
          </table:table-cell>
        </table:table-row>
        <table:table-row table:style-name="ro1">
          <table:table-cell table:style-name="ce5" office:value-type="date" office:date-value="2011-11-01">
            <text:p>01/11/11</text:p>
          </table:table-cell>
          <table:table-cell office:value-type="string">
            <text:p>RRHH</text:p>
          </table:table-cell>
          <table:table-cell office:value-type="string">
            <text:p>URI</text:p>
          </table:table-cell>
          <table:table-cell office:value-type="string">
            <text:p>Ext. Horarias Espino y Piquerez</text:p>
          </table:table-cell>
          <table:table-cell office:value-type="string">
            <text:p>INCO</text:p>
          </table:table-cell>
          <table:table-cell office:value-type="string">
            <text:p>IO (Cancela)</text:p>
          </table:table-cell>
          <table:table-cell table:style-name="ce3" table:formula="of:=+41000/19.5" office:value-type="float" office:value="2102.5641025641">
            <text:p>2103</text:p>
          </table:table-cell>
          <table:table-cell table:style-name="ce3" table:formula="of:=+[.G10]" office:value-type="float" office:value="2102.5641025641">
            <text:p>2103</text:p>
          </table:table-cell>
          <table:table-cell office:value-type="string">
            <text:p>Pago directo a cargo del grupo, CSIC I+D 2010</text:p>
          </table:table-cell>
        </table:table-row>
        <table:table-row table:style-name="ro1">
          <table:table-cell table:style-name="ce5" office:value-type="date" office:date-value="2011-11-01">
            <text:p>01/11/11</text:p>
          </table:table-cell>
          <table:table-cell office:value-type="string">
            <text:p>Insumos</text:p>
          </table:table-cell>
          <table:table-cell office:value-type="string">
            <text:p>Discos</text:p>
          </table:table-cell>
          <table:table-cell office:value-type="string">
            <text:p>Compra 5 discos 2 TB (/home3)</text:p>
          </table:table-cell>
          <table:table-cell office:value-type="string">
            <text:p>IMFIA</text:p>
          </table:table-cell>
          <table:table-cell office:value-type="string">
            <text:p>Eolica</text:p>
          </table:table-cell>
          <table:table-cell table:style-name="ce3" table:formula="of:=+5*109*1.22" office:value-type="float" office:value="664.9">
            <text:p>665</text:p>
          </table:table-cell>
          <table:table-cell table:style-name="ce3" table:formula="of:=+[.G11]" office:value-type="float" office:value="664.9">
            <text:p>665</text:p>
          </table:table-cell>
          <table:table-cell office:value-type="string">
            <text:p>Pago directo a cargo del grupo, FSE 209</text:p>
          </table:table-cell>
        </table:table-row>
        <table:table-row table:style-name="ro1">
          <table:table-cell table:style-name="ce6" office:value-type="date" office:date-value="2011-12-01">
            <text:p>01/12/11</text:p>
          </table:table-cell>
          <table:table-cell table:style-name="ce7" office:value-type="string">
            <text:p>Inversiones</text:p>
          </table:table-cell>
          <table:table-cell table:style-name="ce7" office:value-type="string">
            <text:p>Licitaciones</text:p>
          </table:table-cell>
          <table:table-cell table:style-name="ce7" office:value-type="string">
            <text:p>Compra Servidores</text:p>
          </table:table-cell>
          <table:table-cell table:number-columns-repeated="2" table:style-name="ce7" office:value-type="string">
            <text:p>CSIC</text:p>
          </table:table-cell>
          <table:table-cell table:style-name="ce8" table:formula="of:=+493000/19.5" office:value-type="float" office:value="25282.0512820513">
            <text:p>25282</text:p>
          </table:table-cell>
          <table:table-cell table:style-name="ce8" table:formula="of:=+[.G12]" office:value-type="float" office:value="25282.0512820513">
            <text:p>25282</text:p>
          </table:table-cell>
          <table:table-cell table:style-name="ce7" office:value-type="string">
            <text:p>Pago directo de proy. CSIC Equipos 2011</text:p>
          </table:table-cell>
        </table:table-row>
        <table:table-row table:style-name="ro1">
          <table:table-cell table:style-name="ce5" office:value-type="date" office:date-value="2011-12-01">
            <text:p>01/12/11</text:p>
          </table:table-cell>
          <table:table-cell office:value-type="string">
            <text:p>Inversiones</text:p>
          </table:table-cell>
          <table:table-cell office:value-type="string">
            <text:p>Licitaciones</text:p>
          </table:table-cell>
          <table:table-cell office:value-type="string">
            <text:p>Compra Servidores</text:p>
          </table:table-cell>
          <table:table-cell office:value-type="string">
            <text:p>INCO</text:p>
          </table:table-cell>
          <table:table-cell office:value-type="string">
            <text:p>MINA</text:p>
          </table:table-cell>
          <table:table-cell table:style-name="ce3" table:formula="of:=+120000/19.5" office:value-type="float" office:value="6153.84615384615">
            <text:p>6154</text:p>
          </table:table-cell>
          <table:table-cell table:style-name="ce3" table:formula="of:=+[.G13]" office:value-type="float" office:value="6153.84615384615">
            <text:p>6154</text:p>
          </table:table-cell>
          <table:table-cell office:value-type="string">
            <text:p>Pago directo a cargo del grupo, CSIC Equipos 2009</text:p>
          </table:table-cell>
        </table:table-row>
        <table:table-row table:style-name="ro1">
          <table:table-cell table:style-name="ce5" office:value-type="date" office:date-value="2011-12-01">
            <text:p>01/12/11</text:p>
          </table:table-cell>
          <table:table-cell office:value-type="string">
            <text:p>Inversiones</text:p>
          </table:table-cell>
          <table:table-cell office:value-type="string">
            <text:p>Licitaciones</text:p>
          </table:table-cell>
          <table:table-cell office:value-type="string">
            <text:p>Compra Servidores</text:p>
          </table:table-cell>
          <table:table-cell office:value-type="string">
            <text:p>INCO</text:p>
          </table:table-cell>
          <table:table-cell office:value-type="string">
            <text:p>LPE</text:p>
          </table:table-cell>
          <table:table-cell table:style-name="ce3" table:formula="of:=+30000/19.5" office:value-type="float" office:value="1538.46153846154">
            <text:p>1538</text:p>
          </table:table-cell>
          <table:table-cell table:style-name="ce3" table:formula="of:=+[.G14]" office:value-type="float" office:value="1538.46153846154">
            <text:p>1538</text:p>
          </table:table-cell>
          <table:table-cell office:value-type="string">
            <text:p>Pago directo de proy. CSIC Equipos 2011</text:p>
          </table:table-cell>
        </table:table-row>
        <table:table-row table:style-name="ro1">
          <table:table-cell table:style-name="ce5" office:value-type="date" office:date-value="2011-12-01">
            <text:p>01/12/11</text:p>
          </table:table-cell>
          <table:table-cell office:value-type="string">
            <text:p>Inversiones</text:p>
          </table:table-cell>
          <table:table-cell office:value-type="string">
            <text:p>Licitaciones</text:p>
          </table:table-cell>
          <table:table-cell office:value-type="string">
            <text:p>Compra Servidores</text:p>
          </table:table-cell>
          <table:table-cell office:value-type="string">
            <text:p>INCO</text:p>
          </table:table-cell>
          <table:table-cell office:value-type="string">
            <text:p>IO (Cancela)</text:p>
          </table:table-cell>
          <table:table-cell table:style-name="ce3" table:formula="of:=+30000/19.5" office:value-type="float" office:value="1538.46153846154">
            <text:p>1538</text:p>
          </table:table-cell>
          <table:table-cell table:style-name="ce3" table:formula="of:=+[.G15]" office:value-type="float" office:value="1538.46153846154">
            <text:p>1538</text:p>
          </table:table-cell>
          <table:table-cell office:value-type="string">
            <text:p>Pago directo de proy. CSIC I+D 2010</text:p>
          </table:table-cell>
        </table:table-row>
        <table:table-row table:style-name="ro1">
          <table:table-cell table:style-name="ce5" office:value-type="date" office:date-value="2011-12-01">
            <text:p>01/12/11</text:p>
          </table:table-cell>
          <table:table-cell office:value-type="string">
            <text:p>RRHH</text:p>
          </table:table-cell>
          <table:table-cell office:value-type="string">
            <text:p>CeCal</text:p>
          </table:table-cell>
          <table:table-cell office:value-type="string">
            <text:p>Ext Horarias y DC Iturriaga y Garcia</text:p>
          </table:table-cell>
          <table:table-cell office:value-type="string">
            <text:p>INCO</text:p>
          </table:table-cell>
          <table:table-cell office:value-type="string">
            <text:p>IO (Cancela)</text:p>
          </table:table-cell>
          <table:table-cell table:style-name="ce3" table:formula="of:=+54000/19.5" office:value-type="float" office:value="2769.23076923077">
            <text:p>2769</text:p>
          </table:table-cell>
          <table:table-cell table:style-name="ce3" table:formula="of:=+[.G16]" office:value-type="float" office:value="2769.23076923077">
            <text:p>2769</text:p>
          </table:table-cell>
          <table:table-cell office:value-type="string">
            <text:p>Pago directo de proy. CSIC I+D 2010</text:p>
          </table:table-cell>
        </table:table-row>
        <table:table-row table:style-name="ro1">
          <table:table-cell table:style-name="ce5" office:value-type="date" office:date-value="2011-12-01">
            <text:p>01/12/11</text:p>
          </table:table-cell>
          <table:table-cell office:value-type="string">
            <text:p>Insumos</text:p>
          </table:table-cell>
          <table:table-cell office:value-type="string">
            <text:p>Discos</text:p>
          </table:table-cell>
          <table:table-cell office:value-type="string">
            <text:p>15 Bandejas Proliant</text:p>
          </table:table-cell>
          <table:table-cell office:value-type="string">
            <text:p>IMFIA</text:p>
          </table:table-cell>
          <table:table-cell office:value-type="string">
            <text:p>MFC</text:p>
          </table:table-cell>
          <table:table-cell table:style-name="ce3" office:value-type="float" office:value="180">
            <text:p>180</text:p>
          </table:table-cell>
          <table:table-cell table:style-name="ce3" table:formula="of:=+[.G17]" office:value-type="float" office:value="180">
            <text:p>180</text:p>
          </table:table-cell>
          <table:table-cell office:value-type="string">
            <text:p>Pago directo a cargo del grupo.</text:p>
          </table:table-cell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/>
        </table:table-row>
        <table:table-row table:style-name="ro1">
          <table:table-cell table:number-columns-repeated="6"/>
          <table:table-cell table:style-name="ce3" table:formula="of:=+SUM([.G5:.G24])" office:value-type="float" office:value="55649.8435897436">
            <text:p>55650</text:p>
          </table:table-cell>
          <table:table-cell table:style-name="ce3" table:formula="of:=+SUM([.H5:.H24])" office:value-type="float" office:value="55649.8435897436">
            <text:p>55650</text:p>
          </table:table-cell>
          <table:table-cell/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6"/>
          <table:table-cell/>
          <table:table-cell table:formula="of:=+[.G1048576]" office:value-type="float" office:value="0">
            <text:p>0</text:p>
          </table:table-cell>
          <table:table-cell/>
        </table:table-row>
      </table:table>
      <table:table table:name="Hoja4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5" table:style-name="ta1">
        <table:table-column table:style-name="co1" table:number-columns-repeated="5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4"/>
          <table:table-cell table:formula="of:=+SUMIF([.C13:.D17],[.C13:.C17],[.D13:.D17])" office:value-type="float" office:value="0">
            <text:p>Err:508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</table:table-row>
      </table:table>
      <table:database-ranges>
        <table:database-range table:name="__Anonymous_Sheet_DB__2" table:target-range-address="Movimientos2010.A5:Movimientos2010.K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2"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2P0"/>
    </number:currency-style>
    <number:number-style style:name="N107">
      <number:number number:decimal-places="9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4" number:min-integer-digits="1"/>
    </number:number-style>
    <number:number-style style:name="N113">
      <number:number number:decimal-places="15" number:min-integer-digits="1"/>
    </number:number-style>
    <number:number-style style:name="N114">
      <number:number number:decimal-places="16" number:min-integer-digits="1"/>
    </number:number-style>
    <number:number-style style:name="N115">
      <number:number number:decimal-places="17" number:min-integer-digits="1"/>
    </number:number-style>
    <number:number-style style:name="N116">
      <number:number number:decimal-places="18" number:min-integer-digits="1"/>
    </number:number-style>
    <number:number-style style:name="N117">
      <number:number number:decimal-places="19" number:min-integer-digits="1"/>
    </number:number-style>
    <number:number-style style:name="N118">
      <number:number number:decimal-places="20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19/02/2012</text:date>, <text:time>13:49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Usera</meta:initial-creator>
    <meta:creation-date>2012-02-18T07:49:47.70</meta:creation-date>
    <dc:date>2012-02-19T13:49:03.45</dc:date>
    <meta:editing-duration>PT5H54M12S</meta:editing-duration>
    <meta:editing-cycles>27</meta:editing-cycles>
    <meta:generator>LibreOffice/3.4$Win32 LibreOffice_project/340m1$Build-12</meta:generator>
    <meta:document-statistic meta:table-count="6" meta:cell-count="458" meta:object-count="0"/>
  </office:meta>
</office:document-meta>
</file>